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2.101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Default"/>
          <table:table-cell/>
          <table:table-cell table:style-name="ce1"/>
          <table:table-cell table:style-name="ce2" table:number-columns-repeated="2"/>
          <table:table-cell table:style-name="ce1" office:value-type="string" calcext:value-type="string">
            <text:p>LATEX TABL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table:number-columns-repeated="2"/>
          <table:table-cell table:style-name="ce1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number-columns-repeated="5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OVERALL SUM-CHORD-LENGTH (SCL)</text:p>
          </table:table-cell>
          <table:table-cell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number-columns-repeated="5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table:number-columns-repeated="4" table:style-name="ce2" office:value-type="string" calcext:value-type="string">
            <text:p>Sum-Chord-Length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Lamda Acceleration Safety Factor</text:p>
          </table:table-cell>
          <table:table-cell table:number-columns-repeated="4"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Feedrate Command (mm/s)</text:p>
          </table:table-cell>
          <table:table-cell table:style-name="ce2" office:value-type="string" calcext:value-type="string">
            <text:p>FC10</text:p>
          </table:table-cell>
          <table:table-cell table:style-name="ce2" office:value-type="string" calcext:value-type="string">
            <text:p>FC20</text:p>
          </table:table-cell>
          <table:table-cell table:style-name="ce2" office:value-type="string" calcext:value-type="string">
            <text:p>FC30</text:p>
          </table:table-cell>
          <table:table-cell table:style-name="ce2" office:value-type="string" calcext:value-type="string">
            <text:p>FC4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urve Type</text:p>
          </table:table-cell>
          <table:table-cell table:style-name="ce2" table:number-columns-repeated="4"/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float" office:value="496.378581315" calcext:value-type="float">
            <text:p>4.963785813150E+02</text:p>
          </table:table-cell>
          <table:table-cell table:style-name="ce1" office:value-type="float" office:value="496.3771581682" calcext:value-type="float">
            <text:p>4.963771581682E+02</text:p>
          </table:table-cell>
          <table:table-cell table:style-name="ce1" office:value-type="float" office:value="496.375730563" calcext:value-type="float">
            <text:p>4.963757305630E+02</text:p>
          </table:table-cell>
          <table:table-cell table:style-name="ce1" office:value-type="float" office:value="496.3942934342" calcext:value-type="float">
            <text:p>4.963942934342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Ellipse</text:p>
          </table:table-cell>
          <table:table-cell table:style-name="ce1" office:value-type="float" office:value="215.6436625529" calcext:value-type="float">
            <text:p>2.156436625529E+02</text:p>
          </table:table-cell>
          <table:table-cell table:style-name="ce1" office:value-type="float" office:value="215.6499358521" calcext:value-type="float">
            <text:p>2.156499358521E+02</text:p>
          </table:table-cell>
          <table:table-cell table:style-name="ce1" office:value-type="float" office:value="215.6478426167" calcext:value-type="float">
            <text:p>2.156478426167E+02</text:p>
          </table:table-cell>
          <table:table-cell table:style-name="ce1" office:value-type="float" office:value="215.6438551446" calcext:value-type="float">
            <text:p>2.156438551446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Teardrop</text:p>
          </table:table-cell>
          <table:table-cell table:style-name="ce1" office:value-type="float" office:value="101.8356732173" calcext:value-type="float">
            <text:p>1.018356732173E+02</text:p>
          </table:table-cell>
          <table:table-cell table:style-name="ce1" office:value-type="float" office:value="101.8418655699" calcext:value-type="float">
            <text:p>1.018418655699E+02</text:p>
          </table:table-cell>
          <table:table-cell table:style-name="ce1" office:value-type="float" office:value="101.8595666011" calcext:value-type="float">
            <text:p>1.018595666011E+02</text:p>
          </table:table-cell>
          <table:table-cell table:style-name="ce1" office:value-type="float" office:value="101.8355608386" calcext:value-type="float">
            <text:p>1.018355608386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Butterfly</text:p>
          </table:table-cell>
          <table:table-cell table:style-name="ce1" office:value-type="float" office:value="356.0747025702" calcext:value-type="float">
            <text:p>3.560747025702E+02</text:p>
          </table:table-cell>
          <table:table-cell table:style-name="ce1" office:value-type="float" office:value="356.0737108999" calcext:value-type="float">
            <text:p>3.560737108999E+02</text:p>
          </table:table-cell>
          <table:table-cell table:style-name="ce1" office:value-type="float" office:value="356.0727930088" calcext:value-type="float">
            <text:p>3.560727930088E+02</text:p>
          </table:table-cell>
          <table:table-cell table:style-name="ce1" office:value-type="float" office:value="356.0731526728" calcext:value-type="float">
            <text:p>3.560731526728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ilshell</text:p>
          </table:table-cell>
          <table:table-cell table:style-name="ce1" office:value-type="float" office:value="138.5595406106" calcext:value-type="float">
            <text:p>1.385595406106E+02</text:p>
          </table:table-cell>
          <table:table-cell table:style-name="ce1" office:value-type="float" office:value="138.5613905727" calcext:value-type="float">
            <text:p>1.385613905727E+02</text:p>
          </table:table-cell>
          <table:table-cell table:style-name="ce1" office:value-type="float" office:value="138.5601641834" calcext:value-type="float">
            <text:p>1.385601641834E+02</text:p>
          </table:table-cell>
          <table:table-cell table:style-name="ce1" office:value-type="float" office:value="138.5598862029" calcext:value-type="float">
            <text:p>1.385598862029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kewed-Astroid</text:p>
          </table:table-cell>
          <table:table-cell table:style-name="ce1" office:value-type="float" office:value="445.7142858819" calcext:value-type="float">
            <text:p>4.457142858819E+02</text:p>
          </table:table-cell>
          <table:table-cell table:style-name="ce1" office:value-type="float" office:value="445.7142855374" calcext:value-type="float">
            <text:p>4.457142855374E+02</text:p>
          </table:table-cell>
          <table:table-cell table:style-name="ce1" office:value-type="float" office:value="445.7142846207" calcext:value-type="float">
            <text:p>4.457142846207E+02</text:p>
          </table:table-cell>
          <table:table-cell table:style-name="ce1" office:value-type="float" office:value="445.7142831748" calcext:value-type="float">
            <text:p>4.457142831748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L</text:p>
          </table:table-cell>
          <table:table-cell table:style-name="ce1" office:value-type="float" office:value="15.21079586306" calcext:value-type="float">
            <text:p>1.521079586306E+01</text:p>
          </table:table-cell>
          <table:table-cell table:style-name="ce1" office:value-type="float" office:value="15.21068903483" calcext:value-type="float">
            <text:p>1.521068903483E+01</text:p>
          </table:table-cell>
          <table:table-cell table:style-name="ce1" office:value-type="float" office:value="15.21391385441" calcext:value-type="float">
            <text:p>1.521391385441E+01</text:p>
          </table:table-cell>
          <table:table-cell table:style-name="ce1" office:value-type="float" office:value="15.21191524702" calcext:value-type="float">
            <text:p>1.521191524702E+01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0L</text:p>
          </table:table-cell>
          <table:table-cell table:style-name="ce1" office:value-type="float" office:value="152.0973548479" calcext:value-type="float">
            <text:p>1.520973548479E+02</text:p>
          </table:table-cell>
          <table:table-cell table:style-name="ce1" office:value-type="float" office:value="152.102890678" calcext:value-type="float">
            <text:p>1.521028906780E+02</text:p>
          </table:table-cell>
          <table:table-cell table:style-name="ce1" office:value-type="float" office:value="152.110308628" calcext:value-type="float">
            <text:p>1.521103086280E+02</text:p>
          </table:table-cell>
          <table:table-cell table:style-name="ce1" office:value-type="float" office:value="152.1393532475" calcext:value-type="float">
            <text:p>1.521393532475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AstEpi</text:p>
          </table:table-cell>
          <table:table-cell table:style-name="ce1" office:value-type="float" office:value="426.2622478423" calcext:value-type="float">
            <text:p>4.262622478423E+02</text:p>
          </table:table-cell>
          <table:table-cell table:style-name="ce1" office:value-type="float" office:value="426.2622396899" calcext:value-type="float">
            <text:p>4.262622396899E+02</text:p>
          </table:table-cell>
          <table:table-cell table:style-name="ce1" office:value-type="float" office:value="426.2622295515" calcext:value-type="float">
            <text:p>4.262622295515E+02</text:p>
          </table:table-cell>
          <table:table-cell table:style-name="ce1" office:value-type="float" office:value="426.262233355" calcext:value-type="float">
            <text:p>4.262622333550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Hyp</text:p>
          </table:table-cell>
          <table:table-cell table:style-name="ce1" office:value-type="float" office:value="478.9870865777" calcext:value-type="float">
            <text:p>4.789870865777E+02</text:p>
          </table:table-cell>
          <table:table-cell table:style-name="ce1" office:value-type="float" office:value="478.9986994127" calcext:value-type="float">
            <text:p>4.789986994127E+02</text:p>
          </table:table-cell>
          <table:table-cell table:number-columns-repeated="2" table:style-name="ce1" office:value-type="float" office:value="0" calcext:value-type="float">
            <text:p>0.000000000000E+0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3"/>
          <table:table-cell table:style-name="ce2" office:value-type="string" calcext:value-type="string">
            <text:p>&amp;</text:p>
          </table:table-cell>
          <table:table-cell table:style-name="ce1" table:number-columns-repeated="3"/>
          <table:table-cell table:number-columns-repeated="2"/>
          <table:table-cell table:style-name="ce2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3"/>
          <table:table-cell table:style-name="ce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3"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08:06:28.126373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dc:date>2023-10-10T08:09:45.758253468</dc:date>
    <meta:editing-duration>PT50M32S</meta:editing-duration>
    <meta:editing-cycles>11</meta:editing-cycles>
    <meta:document-statistic meta:table-count="1" meta:cell-count="137" meta:object-count="0"/>
  </office:meta>
</office:document-meta>
</file>